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3.092cm" table:align="left"/>
    </style:style>
    <style:style style:name="Tableau1.A" style:family="table-column">
      <style:table-column-properties style:column-width="2.713cm"/>
    </style:style>
    <style:style style:name="Tableau1.B" style:family="table-column">
      <style:table-column-properties style:column-width="2.044cm"/>
    </style:style>
    <style:style style:name="Tableau1.C" style:family="table-column">
      <style:table-column-properties style:column-width="1.178cm"/>
    </style:style>
    <style:style style:name="Tableau1.D" style:family="table-column">
      <style:table-column-properties style:column-width="2.067cm"/>
    </style:style>
    <style:style style:name="Tableau1.E" style:family="table-column">
      <style:table-column-properties style:column-width="1.39cm"/>
    </style:style>
    <style:style style:name="Tableau1.F" style:family="table-column">
      <style:table-column-properties style:column-width="3.699cm"/>
    </style:style>
    <style:style style:name="Tableau1.A1" style:family="table-cell">
      <style:table-cell-properties style:vertical-align="middle" fo:padding="0.026cm" fo:border="none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 style:parent-style-name="Normal" style:list-style-name="L1"/>
    <style:style style:name="P5" style:family="paragraph" style:parent-style-name="Normal">
      <style:text-properties officeooo:paragraph-rsid="000eafb1"/>
    </style:style>
    <style:style style:name="P6" style:family="paragraph" style:parent-style-name="Text_20_body">
      <style:paragraph-properties fo:line-height="103%" fo:hyphenation-ladder-count="no-limit" fo:hyphenation-keep="auto" loext:hyphenation-keep-type="column" loext:hyphenation-keep-line="false"/>
      <style:text-properties fo:font-weight="bold" officeooo:rsid="000a432a" fo:background-color="#ffff0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7" style:family="paragraph" style:parent-style-name="Normal" style:list-style-name="L2">
      <style:text-properties fo:font-weight="bold" officeooo:paragraph-rsid="000eafb1" fo:background-color="#ffff00" style:font-weight-asian="bold" style:font-weight-complex="bold"/>
    </style:style>
    <style:style style:name="P8" style:family="paragraph" style:parent-style-name="Text_20_body">
      <style:paragraph-properties fo:line-height="103%" fo:hyphenation-ladder-count="no-limit" fo:hyphenation-keep="auto" loext:hyphenation-keep-type="column" loext:hyphenation-keep-line="false"/>
      <style:text-properties fo:font-weight="bold" fo:background-color="#ffff0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 style:list-style-name="L2">
      <style:text-properties fo:font-weight="bold" officeooo:paragraph-rsid="000b2124" fo:background-color="#ffff00" style:font-weight-asian="bold" style:font-weight-complex="bold"/>
    </style:style>
    <style:style style:name="P10" style:family="paragraph" style:parent-style-name="Normal">
      <style:text-properties officeooo:paragraph-rsid="000720f4"/>
    </style:style>
    <style:style style:name="P11" style:family="paragraph" style:parent-style-name="Normal" style:list-style-name="L2">
      <style:text-properties fo:font-weight="bold" officeooo:paragraph-rsid="000720f4" fo:background-color="#ffff00" style:font-weight-asian="bold" style:font-weight-complex="bold"/>
    </style:style>
    <style:style style:name="P12" style:family="paragraph" style:parent-style-name="Normal" style:list-style-name="L3">
      <style:text-properties officeooo:paragraph-rsid="00111a1e"/>
    </style:style>
    <style:style style:name="P13" style:family="paragraph" style:parent-style-name="Normal" style:list-style-name="L3">
      <style:text-properties officeooo:paragraph-rsid="00130572"/>
    </style:style>
    <style:style style:name="P14" style:family="paragraph" style:parent-style-name="Normal" style:list-style-name="L4">
      <style:text-properties officeooo:paragraph-rsid="0014a99b"/>
    </style:style>
    <style:style style:name="P15" style:family="paragraph" style:parent-style-name="Normal">
      <style:text-properties officeooo:paragraph-rsid="0016d023"/>
    </style:style>
    <style:style style:name="P16" style:family="paragraph" style:parent-style-name="Normal">
      <style:text-properties officeooo:paragraph-rsid="001578a9"/>
    </style:style>
    <style:style style:name="P17" style:family="paragraph" style:parent-style-name="Standard">
      <style:paragraph-properties fo:margin-top="0.423cm" fo:margin-bottom="0.141cm" style:contextual-spacing="false"/>
      <style:text-properties officeooo:paragraph-rsid="001578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0a432a" fo:background-color="#ffff00" loext:char-shading-value="0" style:font-weight-asian="bold" style:font-weight-complex="bold"/>
    </style:style>
    <style:style style:name="T4" style:family="text">
      <style:text-properties fo:font-weight="bold" officeooo:rsid="000eafb1" fo:background-color="#ffff00" loext:char-shading-value="0" style:font-weight-asian="bold" style:font-weight-complex="bold"/>
    </style:style>
    <style:style style:name="T5" style:family="text">
      <style:text-properties style:font-name="Calibri" fo:font-weight="bold" fo:background-color="#ffff00" loext:char-shading-value="0" style:font-name-asian="Calibri" style:font-weight-asian="bold" style:font-name-complex="Arial" style:font-weight-complex="bold"/>
    </style:style>
    <style:style style:name="T6" style:family="text">
      <style:text-properties officeooo:rsid="0016d023"/>
    </style:style>
    <style:style style:name="T7" style:family="text">
      <style:text-properties officeooo:rsid="001578a9"/>
    </style:style>
    <style:style style:name="T8" style:family="text">
      <style:text-properties officeooo:rsid="00196f57"/>
    </style:style>
    <style:style style:name="T9" style:family="text">
      <style:text-properties fo:color="#1a1a2a" loext:opacity="100%" fo:font-family="Calibri" style:font-family-generic="roman" style:font-pitch="variable" fo:font-size="11pt" fo:font-weight="normal" style:font-family-asian="Calibri" style:font-family-generic-asian="system" style:font-pitch-asian="variable" style:font-size-asian="11pt" style:font-weight-asian="normal" style:font-family-complex="Calibri" style:font-family-generic-complex="system" style:font-pitch-complex="variable" style:font-size-complex="11pt" style:font-weight-complex="normal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ude de cas : Stratégie de communication digitale</text:p>
      <text:p text:style-name="P2">Entreprise étudiée</text:p>
      <text:p text:style-name="Normal">Sephora</text:p>
      <text:p text:style-name="Normal"><draw:custom-shape text:anchor-type="as-char" draw:z-index="0" draw:name="Horizontal Line 103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Normal"><text:span text:style-name="Police_20_par_20_défaut"><text:span text:style-name="T1"><text:s/>Contexte</text:span></text:span></text:p>
      <text:p text:style-name="Normal">Sephora est une entreprise internationale spécialisée dans la vente de produits de beauté et cosmétiques.</text:p>
      <text:p text:style-name="Normal">Objectif :<text:line-break/>développer les <text:span text:style-name="Police_20_par_20_défaut"><text:span text:style-name="T1">ventes en ligne</text:span></text:span> et attirer une <text:span text:style-name="Police_20_par_20_défaut"><text:span text:style-name="T1">clientèle jeune (18-30 ans)</text:span></text:span>.</text:p>
      <text:p text:style-name="Normal">Pour cela, l’entreprise a lancé une campagne digitale de <text:span text:style-name="Police_20_par_20_défaut"><text:span text:style-name="T1">3 mois</text:span></text:span> utilisant :</text:p>
      <text:list text:style-name="L1">
        <text:list-item>
          <text:p text:style-name="P4">Instagram</text:p>
        </text:list-item>
        <text:list-item>
          <text:p text:style-name="P4">TikTok</text:p>
        </text:list-item>
        <text:list-item>
          <text:p text:style-name="P4">Google Ads</text:p>
        </text:list-item>
        <text:list-item>
          <text:p text:style-name="P4">Email marketing</text:p>
        </text:list-item>
      </text:list>
      <text:p text:style-name="Normal">Budget total : <text:span text:style-name="Police_20_par_20_défaut"><text:span text:style-name="T1">50 000 €</text:span></text:span></text:p>
      <text:p text:style-name="Normal"><draw:custom-shape text:anchor-type="as-char" draw:z-index="1" draw:name="Horizontal Line 104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Normal"><text:span text:style-name="Police_20_par_20_défaut"><text:span text:style-name="T1"><text:s/>Données de la campagne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">Canal</text:p>
            </table:table-cell>
            <table:table-cell table:style-name="Tableau1.A1" office:value-type="string">
              <text:p text:style-name="P2">Impressions</text:p>
            </table:table-cell>
            <table:table-cell table:style-name="Tableau1.A1" office:value-type="string">
              <text:p text:style-name="P2">Clics</text:p>
            </table:table-cell>
            <table:table-cell table:style-name="Tableau1.A1" office:value-type="string">
              <text:p text:style-name="P2">Conversions</text:p>
            </table:table-cell>
            <table:table-cell table:style-name="Tableau1.A1" office:value-type="string">
              <text:p text:style-name="P2">Coût (€)</text:p>
            </table:table-cell>
            <table:table-cell table:style-name="Tableau1.A1" office:value-type="string">
              <text:p text:style-name="P2">Revenu (€)</text:p>
            </table:table-cell>
          </table:table-row>
        </table:table-header-rows>
        <table:table-row>
          <table:table-cell table:style-name="Tableau1.A1" office:value-type="string">
            <text:p text:style-name="Normal">Instagram Ads</text:p>
          </table:table-cell>
          <table:table-cell table:style-name="Tableau1.A1" office:value-type="string">
            <text:p text:style-name="Normal">600 000</text:p>
          </table:table-cell>
          <table:table-cell table:style-name="Tableau1.A1" office:value-type="string">
            <text:p text:style-name="Normal">24 000</text:p>
          </table:table-cell>
          <table:table-cell table:style-name="Tableau1.A1" office:value-type="string">
            <text:p text:style-name="Normal">1 200</text:p>
          </table:table-cell>
          <table:table-cell table:style-name="Tableau1.A1" office:value-type="string">
            <text:p text:style-name="Normal">12 000</text:p>
          </table:table-cell>
          <table:table-cell table:style-name="Tableau1.A1" office:value-type="string">
            <text:p text:style-name="Normal">48 000</text:p>
          </table:table-cell>
        </table:table-row>
        <table:table-row>
          <table:table-cell table:style-name="Tableau1.A1" office:value-type="string">
            <text:p text:style-name="Normal">TikTok Ads</text:p>
          </table:table-cell>
          <table:table-cell table:style-name="Tableau1.A1" office:value-type="string">
            <text:p text:style-name="Normal">500 000</text:p>
          </table:table-cell>
          <table:table-cell table:style-name="Tableau1.A1" office:value-type="string">
            <text:p text:style-name="Normal">30 000</text:p>
          </table:table-cell>
          <table:table-cell table:style-name="Tableau1.A1" office:value-type="string">
            <text:p text:style-name="Normal">900</text:p>
          </table:table-cell>
          <table:table-cell table:style-name="Tableau1.A1" office:value-type="string">
            <text:p text:style-name="Normal">10 000</text:p>
          </table:table-cell>
          <table:table-cell table:style-name="Tableau1.A1" office:value-type="string">
            <text:p text:style-name="Normal">36 000</text:p>
          </table:table-cell>
        </table:table-row>
        <table:table-row>
          <table:table-cell table:style-name="Tableau1.A1" office:value-type="string">
            <text:p text:style-name="Normal">Google Ads</text:p>
          </table:table-cell>
          <table:table-cell table:style-name="Tableau1.A1" office:value-type="string">
            <text:p text:style-name="Normal">300 000</text:p>
          </table:table-cell>
          <table:table-cell table:style-name="Tableau1.A1" office:value-type="string">
            <text:p text:style-name="Normal">18 000</text:p>
          </table:table-cell>
          <table:table-cell table:style-name="Tableau1.A1" office:value-type="string">
            <text:p text:style-name="Normal">1 500</text:p>
          </table:table-cell>
          <table:table-cell table:style-name="Tableau1.A1" office:value-type="string">
            <text:p text:style-name="Normal">18 000</text:p>
          </table:table-cell>
          <table:table-cell table:style-name="Tableau1.A1" office:value-type="string">
            <text:p text:style-name="Normal">75 000</text:p>
          </table:table-cell>
        </table:table-row>
        <table:table-row>
          <table:table-cell table:style-name="Tableau1.A1" office:value-type="string">
            <text:p text:style-name="Normal">Email Marketing</text:p>
          </table:table-cell>
          <table:table-cell table:style-name="Tableau1.A1" office:value-type="string">
            <text:p text:style-name="Normal">80 000</text:p>
          </table:table-cell>
          <table:table-cell table:style-name="Tableau1.A1" office:value-type="string">
            <text:p text:style-name="Normal">12 000</text:p>
          </table:table-cell>
          <table:table-cell table:style-name="Tableau1.A1" office:value-type="string">
            <text:p text:style-name="Normal">2 000</text:p>
          </table:table-cell>
          <table:table-cell table:style-name="Tableau1.A1" office:value-type="string">
            <text:p text:style-name="Normal">10 000</text:p>
          </table:table-cell>
          <table:table-cell table:style-name="Tableau1.A1" office:value-type="string">
            <text:p text:style-name="Normal">60 000</text:p>
          </table:table-cell>
        </table:table-row>
      </table:table>
      <text:p text:style-name="Normal"><draw:custom-shape text:anchor-type="as-char" draw:z-index="2" draw:name="Horizontal Line 105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Normal"><text:span text:style-name="Police_20_par_20_défaut"><text:span text:style-name="T1"><text:s/>Questions pour les étudiants</text:span></text:span></text:p>
      <text:p text:style-name="P2">Question 1</text:p>
      <text:p text:style-name="Normal">Calculez pour chaque canal :</text:p>
      <text:p text:style-name="P5">CTR <text:line-break/><text:span text:style-name="T2">CTR = clics / impressions * 100<text:line-break/><text:line-break/><text:line-break/></text:span><text:span text:style-name="T3">Instagram Ads:<text:line-break/>CTR = (24,000 / 600,000) * 100 = 4%</text:span></text:p>
      <text:p text:style-name="P6">TikTok Ads:<text:line-break/>CTR = (30,000 / 500,000) * 100 = 6%</text:p>
      <text:p text:style-name="P6">Google Ads:<text:line-break/>CTR = (18,000 / 300,000) * 100 = 6%</text:p>
      <text:p text:style-name="P6"><text:soft-page-break/>Email Marketing:<text:line-break/>CTR = (12,000 / 80,000) * 100 = 15%</text:p>
      <text:list text:style-name="L2">
        <text:list-header>
          <text:p text:style-name="P7"><text:line-break/></text:p>
        </text:list-header>
      </text:list>
      <text:p text:style-name="P5">CPC<text:line-break/><text:span text:style-name="T2">CPC = cout total / num de clics</text:span><text:span text:style-name="T4"><text:line-break/></text:span><text:span text:style-name="T2"><text:line-break/>Instagram Ads:<text:line-break/>CPC = 12,000 / 24,000 = 0.50 €</text:span></text:p>
      <text:p text:style-name="P8">TikTok Ads:<text:line-break/>CPC = 10,000 / 30,000 = 0.33 €</text:p>
      <text:p text:style-name="P8">Google Ads:<text:line-break/>CPC = 18,000 / 18,000 = 1.00 €</text:p>
      <text:p text:style-name="P8">Email Marketing:<text:line-break/>CPC = 10,000 / 12,000 = 0.83 €</text:p>
      <text:list text:continue-numbering="true" text:style-name="L2">
        <text:list-header>
          <text:p text:style-name="P9"/>
        </text:list-header>
      </text:list>
      <text:p text:style-name="P10">CPA<text:line-break/><text:span text:style-name="T2">ROI = (revenue-cout)/cout * 100<text:line-break/>Instagram Ads:<text:line-break/>CPA = 12,000 / 1,200 = 10 €</text:span></text:p>
      <text:p text:style-name="P8">TikTok Ads:<text:line-break/>CPA = 10,000 / 900 = 11.11 €</text:p>
      <text:p text:style-name="P8">Google Ads:<text:line-break/>CPA = 18,000 / 1,500 = 12 €</text:p>
      <text:p text:style-name="P8">Email Marketing:<text:line-break/>CPA = 10,000 / 2,000 = 5 €</text:p>
      <text:list text:continue-numbering="true" text:style-name="L2">
        <text:list-header>
          <text:p text:style-name="P11"/>
        </text:list-header>
      </text:list>
      <text:p text:style-name="P10">ROI<text:line-break/><text:span text:style-name="T2">ROI = (revenue-cout)/cout * 100<text:line-break/>Instagram Ads:<text:line-break/>ROI = ((48,000 - 12,000) / 12,000) * 100 = 300%</text:span></text:p>
      <text:p text:style-name="P8">TikTok Ads:<text:line-break/>ROI = ((36,000 - 10,000) / 10,000) * 100 = 260%</text:p>
      <text:p text:style-name="P8">Google Ads:<text:line-break/>ROI = ((75,000 - 18,000) / 18,000) * 100 = 316.67%</text:p>
      <text:p text:style-name="P8">Email Marketing:<text:line-break/>ROI = ((60,000 - 10,000) / 10,000) * 100 = 500%</text:p>
      <text:list text:continue-numbering="true" text:style-name="L2">
        <text:list-header>
          <text:p text:style-name="P11"><text:soft-page-break/></text:p>
        </text:list-header>
      </text:list>
      <text:p text:style-name="Normal"><draw:custom-shape text:anchor-type="as-char" draw:z-index="3" draw:name="Horizontal Line 106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P2">Question 2</text:p>
      <text:p text:style-name="Normal">Quel canal génère :</text:p>
      <text:list text:style-name="L3">
        <text:list-item>
          <text:p text:style-name="P12">le meilleur CTR ? <text:span text:style-name="T3">Email Marketing</text:span></text:p>
        </text:list-item>
        <text:list-item>
          <text:p text:style-name="P12">le meilleur ROI ? <text:span text:style-name="T2">Email Marketing</text:span></text:p>
        </text:list-item>
        <text:list-item>
          <text:p text:style-name="P13">le plus de conversions ? <text:s/><text:span text:style-name="T2">Email Marketing</text:span></text:p>
        </text:list-item>
      </text:list>
      <text:p text:style-name="Normal"><draw:custom-shape text:anchor-type="as-char" draw:z-index="4" draw:name="Horizontal Line 107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P2">Question 3</text:p>
      <text:p text:style-name="Normal">Si vous étiez responsable marketing :</text:p>
      <text:list text:style-name="L4">
        <text:list-item>
          <text:p text:style-name="P14">Sur quel canal augmenteriez-vous le budget ? <text:span text:style-name="T5">Email Marketing (ROI 500 %, CPA 5 €) </text:span></text:p>
        </text:list-item>
        <text:list-item>
          <text:p text:style-name="P14">Sur quel canal faudrait-il optimiser la stratégie ? <text:span text:style-name="T5">TikTok affiche le meilleur CTR parmi les réseaux sociaux (6 %) et le CPC le plus bas (0,33 €), ce qui signifie que le contenu est attractif</text:span></text:p>
        </text:list-item>
      </text:list>
      <text:p text:style-name="P15">Justifiez.<text:line-break/><text:span text:style-name="Strong_20_Emphasis"><text:span text:style-name="T5">Email Marketing (ROI 500 %, CPA 5 €)</text:span></text:span><text:span text:style-name="T5"> </text:span>: Il faudrait augmenter le budget. Avec seulement 10 000 € investis, ce canal rapporte 60 000 € de revenu. En doublant le budget, on pourrait augmenter les conversions sans perdre en rentabilité </text:p>
      <text:p text:style-name="P15"/>
      <text:p text:style-name="P15"><text:line-break/><text:span text:style-name="T6">Analyse strategie</text:span></text:p>
      <text:p text:style-name="Normal"><draw:custom-shape text:anchor-type="as-char" draw:z-index="5" draw:name="Horizontal Line 108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P2">Question 4</text:p>
      <text:p text:style-name="Normal">Proposez <text:span text:style-name="Police_20_par_20_défaut"><text:span text:style-name="T1">3 améliorations de la stratégie digitale</text:span></text:span>.</text:p>
      <text:p text:style-name="Normal"><draw:custom-shape text:anchor-type="as-char" draw:z-index="6" draw:name="Horizontal Line 109" draw:style-name="gr1" draw:text-style-name="P3" svg:width="115.595cm" svg:height="0.004cm"><text:p/><draw:enhanced-geometry svg:viewBox="0 0 21600 21600" draw:type="non-primitive" draw:enhanced-path="M 0 0 L 21600 0 21600 21600 0 21600 Z N"/></draw:custom-shape></text:p>
      <text:p text:style-name="P16"><text:span text:style-name="T7">1.</text:span><text:span text:style-name="Strong_20_Emphasis">Tester systématiquement avec l’A/B Testing</text:span><text:line-break/>Sur chaque canal, il faut tester deux versions d'un même contenu (comme le visuel, le texte ou le CTA) pour voir ce qui convertit le mieux. Par exemple, TikTok a un bon CTR, mais un CPA élevé. Peut-être qu'un test sur la page de destination nous aiderait à comprendre pourquoi ceux qui cliquent ne finissent pas par acheter. <text:line-break/><text:span text:style-name="T7">2.</text:span><text:span text:style-name="Strong_20_Emphasis">Segmenter les audiences par comportement</text:span><text:line-break/>Crée des segments : nouveaux visiteurs, clients existants, abandons de panier. En personnalisant les emails pour chaque segment (par exemple, relance panier), <text:span text:style-name="T8">Pour </text:span>augmenter les conversions, ce qui réduira le CPA.<text:line-break/><text:span text:style-name="T6">3.</text:span><text:span text:style-name="Strong_20_Emphasis">Mettre en place un tracking cross-canal</text:span><text:line-break/>Actuellement, les KPI sont mesurés pour chaque canal séparément, mais un client peut passer par plusieurs étapes avant d'acheter. Avec un outil , <text:span text:style-name="T8">on</text:span> pourrais avoir une vision plus précise de l'impact de chaque canal et éviter de fausses attributions.</text:p>
      <text:p text:style-name="P16"/>
      <text:p text:style-name="P16"/>
      <text:p text:style-name="P17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3%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>Chergui Anis</meta:initial-creator>
    <meta:creation-date>2026-03-17T15:07:00Z</meta:creation-date>
    <dc:date>2026-03-18T09:55:31.386160500</dc:date>
    <meta:editing-cycles>19</meta:editing-cycles>
    <meta:editing-duration>PT36M5S</meta:editing-duration>
    <meta:document-statistic meta:table-count="1" meta:image-count="0" meta:object-count="0" meta:page-count="4" meta:paragraph-count="87" meta:word-count="635" meta:character-count="3359" meta:non-whitespace-character-count="2800"/>
    <meta:template xlink:type="simple" xlink:actuate="onRequest" xlink:title="" xlink:href="Normal"/>
  </office:meta>
</office:document-meta>
</file>